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Black" svg:font-family="'Arial Black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Franklin Gothic ATF" svg:font-family="'Franklin Gothic ATF'" style:font-family-generic="swiss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Noto Emoji" svg:font-family="'Noto Emoji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JetBrains Mono" fo:font-size="25pt" fo:font-weight="bold" officeooo:rsid="00130b5e" officeooo:paragraph-rsid="00130b5e" style:font-size-asian="25pt" style:font-weight-asian="bold" style:font-size-complex="25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Franklin Gothic ATF" fo:font-size="25pt" fo:font-weight="bold" officeooo:rsid="00130b5e" officeooo:paragraph-rsid="00130b5e" style:font-size-asian="25pt" style:font-weight-asian="bold" style:font-size-complex="25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Courier New" fo:font-size="25pt" fo:font-weight="bold" officeooo:rsid="00130b5e" officeooo:paragraph-rsid="00130b5e" style:font-size-asian="25pt" style:font-weight-asian="bold" style:font-size-complex="25pt" style:font-weight-complex="bold"/>
    </style:style>
    <style:style style:name="P4" style:family="paragraph" style:parent-style-name="Standard" style:master-page-name="">
      <style:paragraph-properties fo:text-align="center" style:justify-single-word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Courier New" fo:font-size="34pt" fo:font-weight="bold" officeooo:rsid="00130b5e" officeooo:paragraph-rsid="00130b5e" style:font-size-asian="34pt" style:font-weight-asian="bold" style:font-size-complex="34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Courier New" fo:font-size="34pt" fo:font-weight="bold" officeooo:rsid="00130b5e" officeooo:paragraph-rsid="00130b5e" style:font-size-asian="34pt" style:font-weight-asian="bold" style:font-size-complex="34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Menlo-Regular" fo:font-size="11pt" style:font-size-asian="11pt"/>
    </style:style>
    <style:style style:name="T3" style:family="text">
      <style:text-properties fo:color="#000000" loext:opacity="100%" style:font-name="Noto Emoji" fo:font-size="30pt" style:font-size-asian="30pt" style:font-size-complex="30pt"/>
    </style:style>
    <style:style style:name="T4" style:family="text">
      <style:text-properties fo:color="#000000" loext:opacity="100%" fo:font-size="30pt" style:font-size-asian="30pt" style:font-size-complex="3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2"><text:span text:style-name="T1">A <text:s text:c="5"/>A</text:span></text:p>
      <text:p text:style-name="P5" loext:marker-style-name="T2"><text:span text:style-name="T1">B <text:s text:c="5"/>B</text:span></text:p>
      <text:p text:style-name="P5" loext:marker-style-name="T2"><text:span text:style-name="T1">C <text:s text:c="5"/>C</text:span></text:p>
      <text:p text:style-name="P5" loext:marker-style-name="T2"><text:span text:style-name="T1">D <text:s text:c="5"/>D</text:span></text:p>
      <text:p text:style-name="P5" loext:marker-style-name="T2"><text:span text:style-name="T1">E <text:s text:c="5"/>E</text:span></text:p>
      <text:p text:style-name="P5" loext:marker-style-name="T2"><text:span text:style-name="T1">F <text:s text:c="5"/>F</text:span></text:p>
      <text:p text:style-name="P5" loext:marker-style-name="T2"><text:span text:style-name="T1">G <text:s text:c="5"/>G</text:span></text:p>
      <text:p text:style-name="P5" loext:marker-style-name="T2"><text:span text:style-name="T1">H <text:s text:c="5"/>H</text:span></text:p>
      <text:p text:style-name="P5" loext:marker-style-name="T2"><text:span text:style-name="T1">I <text:s text:c="5"/>I</text:span></text:p>
      <text:p text:style-name="P5" loext:marker-style-name="T2"><text:span text:style-name="T1">J <text:s text:c="5"/>J</text:span></text:p>
      <text:p text:style-name="P5" loext:marker-style-name="T2"><text:span text:style-name="T1">K <text:s text:c="5"/>K</text:span></text:p>
      <text:p text:style-name="P5" loext:marker-style-name="T2"><text:span text:style-name="T1">L <text:s text:c="5"/>L</text:span></text:p>
      <text:p text:style-name="P5" loext:marker-style-name="T2"><text:span text:style-name="T1">M <text:s text:c="5"/>M</text:span></text:p>
      <text:p text:style-name="P5" loext:marker-style-name="T2"><text:span text:style-name="T1">N <text:s text:c="5"/>N</text:span></text:p>
      <text:p text:style-name="P5" loext:marker-style-name="T2"><text:span text:style-name="T1">O <text:s text:c="5"/>O</text:span></text:p>
      <text:p text:style-name="P5" loext:marker-style-name="T2"><text:span text:style-name="T1">P <text:s text:c="5"/>P</text:span></text:p>
      <text:p text:style-name="P5" loext:marker-style-name="T2"><text:span text:style-name="T1">Q <text:s text:c="5"/>Q</text:span></text:p>
      <text:p text:style-name="P5" loext:marker-style-name="T2"><text:span text:style-name="T1">R <text:s text:c="5"/>R</text:span></text:p>
      <text:p text:style-name="P5" loext:marker-style-name="T2"><text:soft-page-break/><text:span text:style-name="T1">S <text:s text:c="5"/>S</text:span></text:p>
      <text:p text:style-name="P5" loext:marker-style-name="T2"><text:span text:style-name="T1">T <text:s text:c="5"/>T</text:span></text:p>
      <text:p text:style-name="P5" loext:marker-style-name="T2"><text:span text:style-name="T1">U <text:s text:c="5"/>U</text:span></text:p>
      <text:p text:style-name="P5" loext:marker-style-name="T2"><text:span text:style-name="T1">V <text:s text:c="5"/>V</text:span></text:p>
      <text:p text:style-name="P5" loext:marker-style-name="T2"><text:span text:style-name="T1">W <text:s text:c="5"/>W</text:span></text:p>
      <text:p text:style-name="P5" loext:marker-style-name="T2"><text:span text:style-name="T1">X <text:s text:c="5"/>X</text:span></text:p>
      <text:p text:style-name="P5" loext:marker-style-name="T2"><text:span text:style-name="T1">Y <text:s text:c="5"/>Y</text:span></text:p>
      <text:p text:style-name="P5" loext:marker-style-name="T2"><text:span text:style-name="T1">Z <text:s text:c="5"/>Z</text:span></text:p>
      <text:p text:style-name="P5" loext:marker-style-name="T2"><text:span text:style-name="T1">0 <text:s text:c="5"/>0</text:span></text:p>
      <text:p text:style-name="P5" loext:marker-style-name="T2"><text:span text:style-name="T1">1 <text:s text:c="5"/>1</text:span></text:p>
      <text:p text:style-name="P5" loext:marker-style-name="T2"><text:span text:style-name="T1">2 <text:s text:c="5"/>2</text:span></text:p>
      <text:p text:style-name="P5" loext:marker-style-name="T2"><text:span text:style-name="T1">3 <text:s text:c="5"/>3</text:span></text:p>
      <text:p text:style-name="P5" loext:marker-style-name="T2"><text:span text:style-name="T1">4 <text:s text:c="5"/>4</text:span></text:p>
      <text:p text:style-name="P5" loext:marker-style-name="T2"><text:span text:style-name="T1">5 <text:s text:c="5"/>5</text:span></text:p>
      <text:p text:style-name="P5" loext:marker-style-name="T2"><text:span text:style-name="T1">6 <text:s text:c="5"/>6</text:span></text:p>
      <text:p text:style-name="P5" loext:marker-style-name="T2"><text:span text:style-name="T1">7 <text:s text:c="5"/>7</text:span></text:p>
      <text:p text:style-name="P5" loext:marker-style-name="T2"><text:span text:style-name="T1">8 <text:s text:c="5"/>8</text:span></text:p>
      <text:p text:style-name="P5" loext:marker-style-name="T2"><text:span text:style-name="T1">9 <text:s text:c="5"/>9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Black" svg:font-family="'Arial Black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Franklin Gothic ATF" svg:font-family="'Franklin Gothic ATF'" style:font-family-generic="swiss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Noto Emoji" svg:font-family="'Noto Emoji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13:43:49.295312155</meta:creation-date>
    <dc:date>2025-10-15T18:55:20.117854390</dc:date>
    <meta:editing-duration>PT34M21S</meta:editing-duration>
    <meta:editing-cycles>4</meta:editing-cycles>
    <meta:generator>LibreOffice/24.2.1.2$MacOSX_X86_64 LibreOffice_project/db4def46b0453cc22e2d0305797cf981b68ef5ac</meta:generator>
    <meta:print-date>2025-10-04T18:06:58.778557284</meta:print-date>
    <meta:document-statistic meta:table-count="0" meta:image-count="0" meta:object-count="0" meta:page-count="2" meta:paragraph-count="36" meta:word-count="72" meta:character-count="288" meta:non-whitespace-character-count="72"/>
  </office:meta>
</office:document-meta>
</file>